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173.87mm"/>
    </style:style>
    <style:style style:name="co4" style:family="table-column">
      <style:table-column-properties fo:break-before="auto" style:column-width="54.05mm"/>
    </style:style>
    <style:style style:name="co5" style:family="table-column">
      <style:table-column-properties fo:break-before="auto" style:column-width="17.92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2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: XXXXXX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string" calcext:value-type="string">
            <text:p>[US001]</text:p>
          </table:table-cell>
          <table:table-cell table:style-name="ce5" office:value-type="string" calcext:value-type="string">
            <text:p>Como Programador necesito que se realice el Boton de Validar datos con la finalidad de la validación completa de los datos en la Vista Login.</text:p>
          </table:table-cell>
          <table:table-cell table:style-name="ce5" office:value-type="string" calcext:value-type="string">
            <text:p>Programador Front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[US002]</text:p>
          </table:table-cell>
          <table:table-cell table:style-name="ce5" office:value-type="string" calcext:value-type="string">
            <text:p>Como usuario necesito que se realice la función Crear un usuario con la finalidad de <text:s/>Añadir usuarios.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[US003]</text:p>
          </table:table-cell>
          <table:table-cell table:style-name="ce5" office:value-type="string" calcext:value-type="string">
            <text:p>Como usuario necesito que se realice el Boton de Validar datos con la finalidad de la validación completa de los datos en la Vista Registro.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[US004]</text:p>
          </table:table-cell>
          <table:table-cell table:style-name="ce5" office:value-type="string" calcext:value-type="string">
            <text:p>Como usuario necesito que se realice la Vista Login con la finalidad de Iniciar Sesion.</text:p>
          </table:table-cell>
          <table:table-cell table:style-name="ce5" office:value-type="string" calcext:value-type="string">
            <text:p>Programador Front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[US005]</text:p>
          </table:table-cell>
          <table:table-cell table:style-name="ce5" office:value-type="string" calcext:value-type="string">
            <text:p>Como usuario necesito que se realice el Boton de Validar datos con la finalidad de la validación completa de los datos en la Vista Login.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[US007]</text:p>
          </table:table-cell>
          <table:table-cell table:style-name="ce5" office:value-type="string" calcext:value-type="string">
            <text:p><text:span text:style-name="T1">Como usuario</text:span> necesito que se realice el Registro de Nuevo Usuario con la finalidad de Crear un nuevo usuario.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[US008]</text:p>
          </table:table-cell>
          <table:table-cell table:style-name="ce5" office:value-type="string" calcext:value-type="string">
            <text:p><text:span text:style-name="T1">Como usuario</text:span> necesito que se realice la Vista Pantalla Inicial con la finalidad de realizar lo primero que uno observa al iniciar la aplicación.</text:p>
          </table:table-cell>
          <table:table-cell table:style-name="ce5" office:value-type="string" calcext:value-type="string">
            <text:p>Programador FrontEnd</text:p>
          </table:table-cell>
          <table:table-cell table:style-name="ce5" table:number-columns-repeated="2"/>
          <table:table-cell table:style-name="ce5" office:value-type="string" calcext:value-type="string">
            <text:p>Medi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<text:span text:style-name="T1">[US</text:span>010]</text:p>
          </table:table-cell>
          <table:table-cell table:style-name="ce5" office:value-type="string" calcext:value-type="string">
            <text:p><text:span text:style-name="T1">Como usuario</text:span> necesito que se realice el Perfil del Dueño, con la finalidad de poder facilitar la visualización del propietario de la Mascota.</text:p>
          </table:table-cell>
          <table:table-cell table:style-name="ce5" office:value-type="string" calcext:value-type="string">
            <text:p>Programador DBA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<text:span text:style-name="T1">[US</text:span>011]</text:p>
          </table:table-cell>
          <table:table-cell table:style-name="ce5" office:value-type="string" calcext:value-type="string">
            <text:p><text:span text:style-name="T1">Como usuario</text:span> necesito que se realice el Perfil del animal, con la finalidad de poder facilitar la visualización del perfil de la Mascota.</text:p>
          </table:table-cell>
          <table:table-cell table:style-name="ce5" office:value-type="string" calcext:value-type="string">
            <text:p>Programador DBA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<text:span text:style-name="T1">[US</text:span>014]</text:p>
          </table:table-cell>
          <table:table-cell table:style-name="ce5" office:value-type="string" calcext:value-type="string">
            <text:p><text:span text:style-name="T1">Como usuario</text:span> necesito que se realice la herramienta Horarios de ingreso de la cuenta con la finalidad de ingresar al Perfil del dueño.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string" calcext:value-type="string">
            <text:p>[us015]</text:p>
          </table:table-cell>
          <table:table-cell table:style-name="ce5" office:value-type="string" calcext:value-type="string">
            <text:p><text:span text:style-name="T1">Como usuario</text:span> necesito que se realice la herramienta Editar usuario con la finalidad de editar el Perfil del dueño.</text:p>
          </table:table-cell>
          <table:table-cell table:style-name="ce5" office:value-type="string" calcext:value-type="string">
            <text:p>Programador FrontEnd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string" calcext:value-type="string">
            <text:p>[US017]</text:p>
          </table:table-cell>
          <table:table-cell table:style-name="ce5" office:value-type="string" calcext:value-type="string">
            <text:p><text:span text:style-name="T1">Como usuario</text:span> necesito que se realice la herramienta Registro datos de vacunas con la finalidad de registrar el perfil de la mascota.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string" calcext:value-type="string">
            <text:p>[US018]</text:p>
          </table:table-cell>
          <table:table-cell table:style-name="ce5" office:value-type="string" calcext:value-type="string">
            <text:p><text:span text:style-name="T1">Como usuario</text:span> necesito que se realice la vista Cronograma de vacunacion con la finalidad de editar el Perfil de la mascota.</text:p>
          </table:table-cell>
          <table:table-cell table:style-name="ce5" office:value-type="string" calcext:value-type="string">
            <text:p>Programador Front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string" calcext:value-type="string">
            <text:p>[US020]</text:p>
          </table:table-cell>
          <table:table-cell table:style-name="ce5" office:value-type="string" calcext:value-type="string">
            <text:p><text:span text:style-name="T1">Como usuario</text:span> necesito que se realice la herramienta Registro de mascota con la finalidad de editar el registro de las mascotas.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Media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string" calcext:value-type="string">
            <text:p>[US021]</text:p>
          </table:table-cell>
          <table:table-cell table:style-name="ce5" office:value-type="string" calcext:value-type="string">
            <text:p><text:span text:style-name="T1">Como usuario</text:span> necesito que se realice la herramienta Crear mascota con la finalidad de editar el registro de las mascotas.</text:p>
          </table:table-cell>
          <table:table-cell table:style-name="ce5" office:value-type="string" calcext:value-type="string">
            <text:p>Programador Front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3">
          <table:table-cell/>
          <table:table-cell table:style-name="ce5" table:number-columns-repeated="6"/>
          <table:table-cell table:number-columns-repeated="1017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2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8:29:53.9620893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5-06T19:01:49.348431063</dc:date>
    <meta:generator>LibreOffice/6.2.8.2$Linux_X86_64 LibreOffice_project/20$Build-2</meta:generator>
    <meta:editing-duration>PT58M14S</meta:editing-duration>
    <meta:editing-cycles>6</meta:editing-cycles>
    <meta:document-statistic meta:table-count="1" meta:cell-count="6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